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162" officeooo:paragraph-rsid="0017e162"/>
    </style:style>
    <style:style style:name="P2" style:family="paragraph" style:parent-style-name="Standard">
      <style:text-properties officeooo:rsid="001a0e01" officeooo:paragraph-rsid="001a0e01"/>
    </style:style>
    <style:style style:name="P3" style:family="paragraph" style:parent-style-name="Standard">
      <style:text-properties officeooo:rsid="001a8895" officeooo:paragraph-rsid="001a8895"/>
    </style:style>
    <style:style style:name="P4" style:family="paragraph" style:parent-style-name="Standard">
      <style:text-properties officeooo:rsid="001a8895" officeooo:paragraph-rsid="001a8895"/>
    </style:style>
    <style:style style:name="P5" style:family="paragraph" style:parent-style-name="Standard">
      <style:text-properties officeooo:rsid="001cc556" officeooo:paragraph-rsid="001cc556"/>
    </style:style>
    <style:style style:name="P6" style:family="paragraph" style:parent-style-name="Standard">
      <style:text-properties officeooo:rsid="001ccbf7" officeooo:paragraph-rsid="001ccbf7"/>
    </style:style>
    <style:style style:name="T1" style:family="text">
      <style:text-properties officeooo:rsid="001a0e01"/>
    </style:style>
    <style:style style:name="T2" style:family="text">
      <style:text-properties officeooo:rsid="001a8895"/>
    </style:style>
    <style:style style:name="T3" style:family="text">
      <style:text-properties officeooo:rsid="001bcd66"/>
    </style:style>
    <style:style style:name="T4" style:family="text">
      <style:text-properties officeooo:rsid="001cc556"/>
    </style:style>
    <style:style style:name="T5" style:family="text">
      <style:text-properties officeooo:rsid="001ccb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PITER</text:p>
      <text:p text:style-name="P1"/>
      <text:p text:style-name="P1">Es el planeta mas grande del sistema solar y quinto en <text:span text:style-name="T3">cercanía</text:span> al sol. Su nombre es en honor al dios supremo romano <text:span text:style-name="T3">Júpiter</text:span>, <text:span text:style-name="T3">Z</text:span>eus en la <text:span text:style-name="T3">mitología</text:span> griega.</text:p>
      <text:p text:style-name="P1">Es una gran bola de gas. Esta formado fundamentalmente por <text:span text:style-name="T3">hidrógeno</text:span> y helio. Una de la <text:span text:style-name="T3">característica</text:span> mas relevante es su gran mancha roja, que es un enorme <text:span text:style-name="T3">anticiclón</text:span> con vient<text:span text:style-name="T3">o</text:span>s de hasta 500 Km/h. El tamaño de la mancha es dos veces y media que la de la tierra.</text:p>
      <text:p text:style-name="P1"><text:span text:style-name="T3">Júpiter</text:span> tiene la velocidad de <text:span text:style-name="T3">rotación</text:span> mas <text:span text:style-name="T3">rápida</text:span> del los planetas del sistema solar, tarda poco menos de 10 horas en girar sobre su eje.</text:p>
      <text:p text:style-name="P1">La <text:span text:style-name="T3">atmósfera</text:span> es<text:span text:style-name="T3">t</text:span>a dividida en cinturones oscuros llamados bandas y regiones claras llamadas zonas.</text:p>
      <text:p text:style-name="P3"><text:span text:style-name="T3">Júpiter</text:span> posee un tenue sistema de anillos.</text:p>
      <text:p text:style-name="P1"><text:span text:style-name="T3">Júpiter</text:span> tiene 67 <text:span text:style-name="T3">satélites</text:span> conocidos.</text:p>
      <text:p text:style-name="P1"><text:s/><text:span text:style-name="T3">Satélites</text:span> galil<text:span text:style-name="T1">e</text:span>ano:</text:p>
      <text:p text:style-name="P1">Llamados <text:span text:style-name="T3">así</text:span> por ser descubierto por Galileo Galilei el 7 de enero de 1610.</text:p>
      <text:p text:style-name="P1">Io: el mas cercano a <text:span text:style-name="T3">júpiter</text:span> y con una superficie <text:span text:style-name="T3">volcánica.</text:span></text:p>
      <text:p text:style-name="P1"><text:span text:style-name="T3">Diámetro</text:span>: 3.643 Km</text:p>
      <text:p text:style-name="P1"><text:span text:style-name="T3">P</text:span>eriodo orbital: 1,769138 días.</text:p>
      <text:p text:style-name="P1">Europa: es un mundo helado</text:p>
      <text:p text:style-name="P1"><text:span text:style-name="T3">Diámetro</text:span>: 3.122 Km</text:p>
      <text:p text:style-name="P1"><text:span text:style-name="T3">P</text:span>eriodo orbital: 3,551181 <text:span text:style-name="T3">días</text:span></text:p>
      <text:p text:style-name="P1">Gam<text:span text:style-name="T3">í</text:span>nides: es el <text:span text:style-name="T3">satélite</text:span> mas grande de todo el Sistema Solar. Esta compuesto de un <text:span text:style-name="T3">núcleo</text:span> de hierro, con un manto rocoso y de hielo.</text:p>
      <text:p text:style-name="P1"><text:span text:style-name="T3">Diámetro</text:span>: 5.262 Km</text:p>
      <text:p text:style-name="P1">Periodo orbital: 7,154553 <text:span text:style-name="T3">días</text:span></text:p>
      <text:p text:style-name="P1"><text:span text:style-name="T3">C</text:span>alisto: presenta cientos de <text:span text:style-name="T3">cráteres</text:span> de impactos.</text:p>
      <text:p text:style-name="P1"><text:span text:style-name="T3">Diámetro</text:span>: 4.821 Km</text:p>
      <text:p text:style-name="P1">Periodo orbital: 16,68902 <text:span text:style-name="T3">días</text:span></text:p>
      <text:p text:style-name="P2"><text:span text:style-name="T3">Satélites</text:span> menores:</text:p>
      <text:p text:style-name="P2">Existe unos 63 <text:span text:style-name="T3">satélites</text:span> menores, sumado <text:s/>a los 4 galileanos componen 67 <text:span text:style-name="T3">satélites</text:span> conocidos.</text:p>
      <text:p text:style-name="P2">Los menores de divide en:</text:p>
      <text:p text:style-name="P2">Grupo de <text:span text:style-name="T3">A</text:span>lmatea: Son cuatro que giran en orbitas entre <text:span text:style-name="T3">Júpiter</text:span> y los <text:span text:style-name="T3">satélites</text:span> galileanos. Son Metis, Adrastea, Amaltea y Tebe.</text:p>
      <text:p text:style-name="P2"><text:span text:style-name="T3">Satélites</text:span> regulares: orbitan muy lejanos a <text:span text:style-name="T3">Júpiter.</text:span> <text:span text:style-name="T2">Son 59 conocidos </text:span>Algunos son Aedea, Aitre, Arce, etc..</text:p>
      <text:p text:style-name="P2">Asteroides troyanos: se conocen cientos de estos, el mayor es el 624 Hector.</text:p>
      <text:p text:style-name="P1"/>
      <text:p text:style-name="P3">DATOS</text:p>
      <text:p text:style-name="P5">distacia media desde el sol: 778,34 millones de km (5,2 UA)</text:p>
      <text:p text:style-name="P3">Magnitud aparente: -2,<text:span text:style-name="T4">6</text:span></text:p>
      <text:p text:style-name="P3">Periodo <text:span text:style-name="T4">traslacion</text:span>: 11 años, 315 <text:span text:style-name="T3">días</text:span> 1,1 horas </text:p>
      <text:p text:style-name="P3">Velocidad orbital (media): 13,0697 Km/s</text:p>
      <text:p text:style-name="P3"><text:span text:style-name="T3">Satélites</text:span>: 67 conocidos</text:p>
      <text:p text:style-name="P3"><text:span text:style-name="T3">Diámetro</text:span>: 142.<text:span text:style-name="T4">796</text:span> Km</text:p>
      <text:p text:style-name="P3">Gravedad: 2<text:span text:style-name="T5">2,87</text:span> m/s2</text:p>
      <text:p text:style-name="P3">Periodo de <text:span text:style-name="T3">rotación</text:span>: 9 h 5<text:span text:style-name="T4">0</text:span> m</text:p>
      <text:p text:style-name="P3">Temperatura: - 16<text:span text:style-name="T4">1</text:span> ºC / -<text:span text:style-name="T4">108</text:span> ºC</text:p>
      <text:p text:style-name="P3"><text:span text:style-name="T3">Composición</text:span> <text:span text:style-name="T3">atmósfera</text:span>: 8<text:span text:style-name="T4">7</text:span>% <text:span text:style-name="T3">hidrógeno</text:span>, 1<text:span text:style-name="T4">2</text:span> %helio, <text:span text:style-name="T4">metano 0,3% o</text:span>tros.</text:p>
      <text:p text:style-name="P3"/>
      <text:p text:style-name="P6">Observación con prismáticos: Con unos buenos prismáticos se pueden observar los cuatros satélites rodeando al planeta.</text:p>
      <text:p text:style-name="P6">Observación con telescopio: posiblemente es uno de los objeto mas espectacular para observar y sin duda para cualquier principiante le parezca fascinante su visión a través de un telescopio. Con <text:soft-page-break/>aparatos medios por podemos observar numerosos detalles como pueden ser la gran mancha, transitos de sus satelites <text:s/>por el planeta, distinguir las bandas y zon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0:27:00.853657584</meta:creation-date>
    <dc:date>2016-01-20T20:04:57.516168097</dc:date>
    <meta:editing-duration>PT26M4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425" meta:character-count="2583" meta:non-whitespace-character-count="2193"/>
  </office:meta>
</office:document-meta>
</file>